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       Sans Mono" svg:font-family="'DejaVu        Sans Mono', monospace"/>
    <style:font-face style:name="DejaVu Sans                Mono" svg:font-family="'DejaVu Sans                Mono', monospace"/>
    <style:font-face style:name="DejaVu Sans Mono" svg:font-family="'DejaVu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language="en" fo:country="IN"/>
    </style:style>
    <style:style style:name="P2" style:family="paragraph" style:parent-style-name="Text_20_body">
      <style:text-properties fo:language="en" fo:country="IN"/>
    </style:style>
    <style:style style:name="P3" style:family="paragraph" style:parent-style-name="Text_20_body">
      <style:paragraph-properties fo:margin-top="0cm" fo:margin-bottom="0cm" style:contextual-spacing="false" fo:line-height="100%" fo:orphans="1"/>
    </style:style>
    <style:style style:name="P4" style:family="paragraph" style:parent-style-name="Text_20_body">
      <style:paragraph-properties fo:margin-top="0cm" fo:margin-bottom="0cm" style:contextual-spacing="false" fo:line-height="100%" fo:orphans="1"/>
      <style:text-properties fo:font-variant="normal" fo:text-transform="none" fo:color="#000000" style:font-name="DejaVu Sans Mono" fo:font-size="12pt" fo:language="en" fo:country="IN" fo:font-style="normal" fo:font-weight="normal"/>
    </style:style>
    <style:style style:name="P5" style:family="paragraph" style:parent-style-name="Text_20_body">
      <style:paragraph-properties fo:margin-top="0cm" fo:margin-bottom="0cm" style:contextual-spacing="false" fo:line-height="100%" fo:orphans="1"/>
      <style:text-properties fo:font-variant="normal" fo:text-transform="none" fo:color="#000000" fo:font-size="12pt" fo:language="en" fo:country="IN" fo:font-style="normal" fo:font-weight="normal"/>
    </style:style>
    <style:style style:name="P6" style:family="paragraph" style:parent-style-name="Text_20_body">
      <style:paragraph-properties fo:margin-top="0cm" fo:margin-bottom="0cm" style:contextual-spacing="false" fo:line-height="100%" fo:orphans="1"/>
      <style:text-properties fo:font-variant="normal" fo:text-transform="none" fo:color="#000000" style:font-name="DejaVu Sans                Mono" fo:font-size="12pt" fo:language="en" fo:country="IN" fo:font-style="normal" fo:font-weight="normal"/>
    </style:style>
    <style:style style:name="T1" style:family="text">
      <style:text-properties style:font-name="DejaVu Sans Mono" style:text-underline-style="solid" style:text-underline-width="auto" style:text-underline-color="font-color" fo:font-weight="bold"/>
    </style:style>
    <style:style style:name="T2" style:family="text">
      <style:text-properties fo:color="#000000"/>
    </style:style>
    <style:style style:name="T3" style:family="text">
      <style:text-properties fo:color="#000000" style:font-name="DejaVu Sans Mono" fo:font-size="12pt"/>
    </style:style>
    <style:style style:name="T4" style:family="text">
      <style:text-properties fo:color="#000000" style:font-name="DejaVu        Sans Mono" fo:font-size="12pt"/>
    </style:style>
    <style:style style:name="T5" style:family="text">
      <style:text-properties fo:color="#000000" style:font-name="DejaVu        Sans Mono" fo:font-size="12pt" style:text-underline-style="solid" style:text-underline-width="auto" style:text-underline-color="font-color" fo:font-weight="bold"/>
    </style:style>
    <style:style style:name="T6" style:family="text">
      <style:text-properties fo:font-variant="normal" fo:text-transform="none" fo:color="#000000" style:font-name="DejaVu Sans Mono" fo:font-size="12pt" fo:language="en" fo:country="IN" fo:font-style="normal" fo:font-weight="normal"/>
    </style:style>
    <style:style style:name="T7" style:family="text">
      <style:text-properties style:text-underline-style="solid" style:text-underline-width="auto" style:text-underline-color="font-color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llowing are the commands for HA setup:</text:p>
      <text:p text:style-name="P3"><text:a xlink:type="simple" xlink:href="https://hub.docker.com/r/progrium/consul/"><text:span text:style-name="T6">https://hub.docker.com/r/progrium/consul/</text:span></text:a></text:p>
      <text:p text:style-name="P2"><text:line-break/><text:span text:style-name="T7">MachineA:</text:span></text:p>
      <text:p text:style-name="P4">docker run --restart=unless-stopped -d -h consul1 -v /mnt:/data \</text:p>
      <text:p text:style-name="P2"><text:span text:style-name="T3">-p 8300:8300 \<text:line-break/>-p 8301:8301 \<text:line-break/>-p 8301:8301/udp \<text:line-break/>-p 8302:8302 \<text:line-break/>-p 8302:8302/udp \<text:line-break/>-p 8400:8400 \<text:line-break/>-p 8500:8500 \<text:line-break/>-p 172.17.0.1:53:53/udp \<text:line-break/>progrium/consul -server -advertise MachineA_IP -bootstrap-expect 3</text:span> <text:line-break/><text:line-break/><text:span text:style-name="T7">MachineB:</text:span></text:p>
      <text:p text:style-name="P4">docker run --restart=unless-stopped -d -h consul2 -v /mnt:/data \</text:p>
      <text:p text:style-name="P2"><text:span text:style-name="T3">-p 8300:8300 \<text:line-break/></text:span><text:span text:style-name="T4">-p 8301:8301 \</text:span><text:span text:style-name="T3"><text:line-break/>-p 8301:8301/udp \<text:line-break/></text:span><text:span text:style-name="T4">-p 8302:8302 \<text:line-break/>-p 8302:8302/udp \<text:line-break/>-p 8400:8400 \</text:span><text:span text:style-name="T3"><text:line-break/>-p 8500:8500 \<text:line-break/>-p 172.17.0.1:53:53/udp \<text:line-break/>progrium/consul -server -advertise MachineB_IP -join MachineA_IP</text:span> <text:line-break/><text:line-break/><text:span text:style-name="T7">MachineC:</text:span></text:p>
      <text:p text:style-name="P4">docker run --restart=unless-stopped -d -h consul3 -v /mnt:/data \</text:p>
      <text:p text:style-name="P2"><text:span text:style-name="T3">-p 8300:8300 \<text:line-break/></text:span><text:span text:style-name="T4">-p 8301:8301 \</text:span><text:span text:style-name="T3"><text:line-break/>-p 8301:8301/udp \<text:line-break/></text:span><text:span text:style-name="T4">-p 8302:8302 \<text:line-break/>-p 8302:8302/udp \<text:line-break/>-p 8400:8400 \</text:span><text:span text:style-name="T3"><text:line-break/>-p 8500:8500 \<text:line-break/>-p 172.17.0.1:53:53/udp \<text:line-break/>progrium/consul -server -advertise MachineC_IP -join MachineA_IP</text:span><text:line-break/><text:line-break/><text:span text:style-name="T7"><text:line-break/>NodeA:</text:span></text:p>
      <text:p text:style-name="P4">docker run --restart=unless-stopped -d -h consul-agt1 \</text:p>
      <text:p text:style-name="P2"><text:soft-page-break/><text:span text:style-name="T3">-p 8300:8300 \<text:line-break/>-p 8301:8301 \<text:line-break/>-p 8301:8301/udp \<text:line-break/></text:span><text:span text:style-name="T4">-p 8302:8302 \</text:span><text:span text:style-name="T3"><text:line-break/>-p 8302:8302/udp \<text:line-break/></text:span><text:span text:style-name="T4">-p 8400:8400 \<text:line-break/>-p 8500:8500 \</text:span><text:span text:style-name="T3"><text:line-break/>-p 8600:8600/udp \<text:line-break/>progrium/consul -rejoin -advertise NodeA_IP -join MachineA_IP</text:span> <text:line-break/><text:line-break/><text:span text:style-name="T7">NodeB:</text:span></text:p>
      <text:p text:style-name="P4">docker run --restart=unless-stopped -d -h consul-agt2 \</text:p>
      <text:p text:style-name="P2"><text:span text:style-name="T3">-p 8300:8300 \<text:line-break/>-p 8301:8301 \<text:line-break/>-p 8301:8301/udp \<text:line-break/></text:span><text:span text:style-name="T4">-p 8302:8302 \</text:span><text:span text:style-name="T3"><text:line-break/>-p 8302:8302/udp \<text:line-break/></text:span><text:span text:style-name="T4">-p 8400:8400 \<text:line-break/>-p 8500:8500 \</text:span><text:span text:style-name="T3"><text:line-break/>-p 8600:8600/udp \<text:line-break/>progrium/consul -rejoin -advertise NodeB_IP -join MachineA_IP</text:span></text:p>
      <text:p text:style-name="P5"><text:line-break/><text:span text:style-name="T1">Registration:</text:span></text:p>
      <text:p text:style-name="P6">docker run --restart=unless-stopped -d \</text:p>
      <text:p text:style-name="P2"><text:span text:style-name="T4">-h reg --name reg \</text:span><text:span text:style-name="T3"><text:line-break/>--net=host \<text:line-break/>--volume=/var/run/docker.sock:/tmp/docker.sock \<text:line-break/>gliderlabs/registrator:latest \</text:span><text:span text:style-name="T2"> </text:span><text:span text:style-name="T4"><text:line-break/>consul://OWN_IP:8500</text:span><text:span text:style-name="T2">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       Sans Mono" svg:font-family="'DejaVu        Sans Mono', monospace"/>
    <style:font-face style:name="DejaVu Sans                Mono" svg:font-family="'DejaVu Sans                Mono', monospace"/>
    <style:font-face style:name="DejaVu Sans Mono" svg:font-family="'DejaVu Sans Mono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5:19:45.790888737</meta:creation-date>
    <dc:date>2016-05-17T15:20:37.636956151</dc:date>
    <meta:editing-duration>P0D</meta:editing-duration>
    <meta:editing-cycles>1</meta:editing-cycles>
    <meta:document-statistic meta:table-count="0" meta:image-count="0" meta:object-count="0" meta:page-count="2" meta:paragraph-count="16" meta:word-count="231" meta:character-count="1625" meta:non-whitespace-character-count="1407"/>
    <meta:generator>LibreOffice/4.2.8.2$Linux_X86_64 LibreOffice_project/420m0$Build-2</meta:generator>
  </office:meta>
</office:document-meta>
</file>